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6.36763888888889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4.93888888888889cm"/>
    </style:style>
    <style:style style:name="co6" style:family="table-column">
      <style:table-column-properties fo:break-before="auto" style:column-width="3.95111111111111cm"/>
    </style:style>
    <style:style style:name="co7" style:family="table-column">
      <style:table-column-properties fo:break-before="auto" style:column-width="1.51694444444444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1.72861111111111cm"/>
    </style:style>
    <style:style style:name="co10" style:family="table-column">
      <style:table-column-properties fo:break-before="auto" style:column-width="1.18180555555556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2.94569444444444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1.49930555555556cm"/>
    </style:style>
    <style:style style:name="co16" style:family="table-column">
      <style:table-column-properties fo:break-before="auto" style:column-width="4.95652777777778cm"/>
    </style:style>
    <style:style style:name="co17" style:family="table-column">
      <style:table-column-properties fo:break-before="auto" style:column-width="1.28763888888889cm"/>
    </style:style>
    <style:style style:name="co18" style:family="table-column">
      <style:table-column-properties fo:break-before="auto" style:column-width="7.23194444444445cm"/>
    </style:style>
    <style:style style:name="co19" style:family="table-column">
      <style:table-column-properties fo:break-before="auto" style:column-width="4.63902777777778cm"/>
    </style:style>
    <style:style style:name="co20" style:family="table-column">
      <style:table-column-properties fo:break-before="auto" style:column-width="1.55222222222222cm"/>
    </style:style>
    <style:style style:name="co21" style:family="table-column">
      <style:table-column-properties fo:break-before="auto" style:column-width="4.445cm"/>
    </style:style>
    <style:style style:name="co22" style:family="table-column">
      <style:table-column-properties fo:break-before="auto" style:column-width="6.08541666666667cm"/>
    </style:style>
    <style:style style:name="co23" style:family="table-column">
      <style:table-column-properties fo:break-before="auto" style:column-width="6.20888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.$A$1:.$A$8])" table:base-cell-address="USF.A3">
          <table:help-message/>
          <table:error-message table:display="true"/>
        </table:content-validation>
        <table:content-validation table:name="val2" table:condition="of:cell-content-is-in-list([Data.$C$1:.$C$3])" table:base-cell-address="USF.C3">
          <table:help-message/>
          <table:error-message table:display="true"/>
        </table:content-validation>
        <table:content-validation table:name="val3" table:condition="of:cell-content-is-in-list([Data.$A$1:.$A$8])" table:base-cell-address="Wisky.A3">
          <table:help-message/>
          <table:error-message table:display="true"/>
        </table:content-validation>
        <table:content-validation table:name="val4" table:condition="of:cell-content-is-in-list([Data.$B$1:.$B$71])" table:base-cell-address="Wisky.B3">
          <table:help-message/>
          <table:error-message table:display="true"/>
        </table:content-validation>
        <table:content-validation table:name="val5" table:condition="of:cell-content-is-in-list([Data.$C$1:.$C$3])" table:base-cell-address="Wisky.C3">
          <table:help-message/>
          <table:error-message table:display="true"/>
        </table:content-validation>
        <table:content-validation table:name="val6">
          <table:help-message/>
          <table:error-message table:display="true"/>
        </table:content-validation>
        <table:content-validation table:name="val7" table:condition="of:cell-content-is-in-list([Data.$A$1:.$A$8])" table:base-cell-address="UGA.A13">
          <table:help-message/>
          <table:error-message table:display="true"/>
        </table:content-validation>
        <table:content-validation table:name="val8" table:condition="of:cell-content-is-in-list([Data.$B$1:.$B$71])" table:base-cell-address="UGA.B13">
          <table:help-message/>
          <table:error-message table:display="true"/>
        </table:content-validation>
        <table:content-validation table:name="val9" table:condition="of:cell-content-is-in-list([Data.$C$1:.$C$3])" table:base-cell-address="UGA.C13">
          <table:help-message/>
          <table:error-message table:display="true"/>
        </table:content-validation>
        <table:content-validation table:name="val10">
          <table:help-message/>
          <table:error-message table:display="true"/>
        </table:content-validation>
        <table:content-validation table:name="val11" table:condition="of:cell-content-is-in-list([Data.$A$1:.$A$8])" table:base-cell-address="Vandy.A9">
          <table:help-message/>
          <table:error-message table:display="true"/>
        </table:content-validation>
        <table:content-validation table:name="val12" table:condition="of:cell-content-is-in-list([Data.$C$1:.$C$3])" table:base-cell-address="Vandy.C9">
          <table:help-message/>
          <table:error-message table:display="true"/>
        </table:content-validation>
        <table:content-validation table:name="val13" table:condition="of:cell-content-is-in-list([Data.$B$1:.$B$71])" table:base-cell-address="Vandy.B9">
          <table:help-message/>
          <table:error-message table:display="true"/>
        </table:content-validation>
        <table:content-validation table:name="val14">
          <table:help-message/>
          <table:error-message table:display="true"/>
        </table:content-validation>
        <table:content-validation table:name="val15" table:condition="of:cell-content-is-in-list([Data.$A$1:.$A$8])" table:base-cell-address="USCe.A18">
          <table:help-message/>
          <table:error-message table:display="true"/>
        </table:content-validation>
        <table:content-validation table:name="val16" table:condition="of:cell-content-is-in-list([Data.$C$1:.$C$3])" table:base-cell-address="USCe.C18">
          <table:help-message/>
          <table:error-message table:display="true"/>
        </table:content-validation>
        <table:content-validation table:name="val17" table:condition="of:cell-content-is-in-list([Data.$B$1:.$B$71])" table:base-cell-address="USCe.B18">
          <table:help-message/>
          <table:error-message table:display="true"/>
        </table:content-validation>
        <table:content-validation table:name="val18">
          <table:help-message/>
          <table:error-message table:display="true"/>
        </table:content-validation>
        <table:content-validation table:name="val19" table:condition="of:cell-content-is-in-list([Data.$A$1:.$A$8])" table:base-cell-address="bUTt.A3">
          <table:help-message/>
          <table:error-message table:display="true"/>
        </table:content-validation>
        <table:content-validation table:name="val20" table:condition="of:cell-content-is-in-list([Data.$B$1:.$B$71])" table:base-cell-address="bUTt.B3">
          <table:help-message/>
          <table:error-message table:display="true"/>
        </table:content-validation>
        <table:content-validation table:name="val21" table:condition="of:cell-content-is-in-list([Data.$C$1:.$C$3])" table:base-cell-address="bUTt.C3">
          <table:help-message/>
          <table:error-message table:display="true"/>
        </table:content-validation>
        <table:content-validation table:name="val22">
          <table:help-message/>
          <table:error-message table:display="true"/>
        </table:content-validation>
        <table:content-validation table:name="val23" table:condition="of:cell-content-is-in-list([Data.$A$1:.$A$8])" table:base-cell-address="Mizz.A3">
          <table:help-message/>
          <table:error-message table:display="true"/>
        </table:content-validation>
        <table:content-validation table:name="val24" table:condition="of:cell-content-is-in-list([Data.$B$1:.$B$71])" table:base-cell-address="Mizz.B3">
          <table:help-message/>
          <table:error-message table:display="true"/>
        </table:content-validation>
        <table:content-validation table:name="val25" table:condition="of:cell-content-is-in-list([Data.$C$1:.$C$3])" table:base-cell-address="Mizz.C3">
          <table:help-message/>
          <table:error-message table:display="true"/>
        </table:content-validation>
        <table:content-validation table:name="val26">
          <table:help-message/>
          <table:error-message table:display="true"/>
        </table:content-validation>
        <table:content-validation table:name="val27" table:condition="of:cell-content-is-in-list([Data.$A$1:.$A$8])" table:base-cell-address="LSwho.A3">
          <table:help-message/>
          <table:error-message table:display="true"/>
        </table:content-validation>
        <table:content-validation table:name="val28" table:condition="of:cell-content-is-in-list([Data.$B$1:.$B$71])" table:base-cell-address="LSwho.B3">
          <table:help-message/>
          <table:error-message table:display="true"/>
        </table:content-validation>
        <table:content-validation table:name="val29" table:condition="of:cell-content-is-in-list([Data.$C$1:.$C$3])" table:base-cell-address="LSwho.C3">
          <table:help-message/>
          <table:error-message table:display="true"/>
        </table:content-validation>
        <table:content-validation table:name="val30">
          <table:help-message/>
          <table:error-message table:display="true"/>
        </table:content-validation>
        <table:content-validation table:name="val31" table:condition="of:cell-content-is-in-list([Data.$A$1:.$A$8])" table:base-cell-address="Mercer.A3">
          <table:help-message/>
          <table:error-message table:display="true"/>
        </table:content-validation>
        <table:content-validation table:name="val32" table:condition="of:cell-content-is-in-list([Data.$B$1:.$B$71])" table:base-cell-address="Mercer.B3">
          <table:help-message/>
          <table:error-message table:display="true"/>
        </table:content-validation>
        <table:content-validation table:name="val33" table:condition="of:cell-content-is-in-list([Data.$C$1:.$C$3])" table:base-cell-address="Mercer.C3">
          <table:help-message/>
          <table:error-message table:display="true"/>
        </table:content-validation>
        <table:content-validation table:name="val34">
          <table:help-message/>
          <table:error-message table:display="true"/>
        </table:content-validation>
        <table:content-validation table:name="val35" table:condition="of:cell-content-is-in-list([Data.$A$1:.$A$8])" table:base-cell-address="OK.A3">
          <table:help-message/>
          <table:error-message table:display="true"/>
        </table:content-validation>
        <table:content-validation table:name="val36" table:condition="of:cell-content-is-in-list([Data.$B$1:.$B$71])" table:base-cell-address="OK.B3">
          <table:help-message/>
          <table:error-message table:display="true"/>
        </table:content-validation>
        <table:content-validation table:name="val37" table:condition="of:cell-content-is-in-list([Data.$C$1:.$C$3])" table:base-cell-address="OK.C3">
          <table:help-message/>
          <table:error-message table:display="true"/>
        </table:content-validation>
        <table:content-validation table:name="val38">
          <table:help-message/>
          <table:error-message table:display="true"/>
        </table:content-validation>
        <table:content-validation table:name="val39" table:condition="of:cell-content-is-in-list([Data.$A$1:.$A$8])" table:base-cell-address="Barn.A3">
          <table:help-message/>
          <table:error-message table:display="true"/>
        </table:content-validation>
        <table:content-validation table:name="val40" table:condition="of:cell-content-is-in-list([Data.$B$1:.$B$71])" table:base-cell-address="Barn.B3">
          <table:help-message/>
          <table:error-message table:display="true"/>
        </table:content-validation>
        <table:content-validation table:name="val41" table:condition="of:cell-content-is-in-list([Data.$C$1:.$C$3])" table:base-cell-address="Barn.C3">
          <table:help-message/>
          <table:error-message table:display="true"/>
        </table:content-validation>
        <table:content-validation table:name="val42">
          <table:help-message/>
          <table:error-message table:display="true"/>
        </table:content-validation>
        <table:content-validation table:name="val43" table:condition="of:cell-content-is-in-list([Data.$A$1:.$A$8])" table:base-cell-address="SECCG.A3">
          <table:help-message/>
          <table:error-message table:display="true"/>
        </table:content-validation>
        <table:content-validation table:name="val44" table:condition="of:cell-content-is-in-list([Data.$B$1:.$B$71])" table:base-cell-address="SECCG.B3">
          <table:help-message/>
          <table:error-message table:display="true"/>
        </table:content-validation>
        <table:content-validation table:name="val45" table:condition="of:cell-content-is-in-list([Data.$C$1:.$C$3])" table:base-cell-address="SECCG.C3">
          <table:help-message/>
          <table:error-message table:display="true"/>
        </table:content-validation>
        <table:content-validation table:name="val46">
          <table:help-message/>
          <table:error-message table:display="true"/>
        </table:content-validation>
        <table:content-validation table:name="val47" table:condition="of:cell-content-is-in-list([Data.$A$1:.$A$8])" table:base-cell-address="Playoff.A3">
          <table:help-message/>
          <table:error-message table:display="true"/>
        </table:content-validation>
        <table:content-validation table:name="val48" table:condition="of:cell-content-is-in-list([Data.$B$1:.$B$71])" table:base-cell-address="Playoff.B3">
          <table:help-message/>
          <table:error-message table:display="true"/>
        </table:content-validation>
        <table:content-validation table:name="val49" table:condition="of:cell-content-is-in-list([Data.$C$1:.$C$3])" table:base-cell-address="Playoff.C3">
          <table:help-message/>
          <table:error-message table:display="true"/>
        </table:content-validation>
        <table:content-validation table:name="val50">
          <table:help-message/>
          <table:error-message table:display="true"/>
        </table:content-validation>
      </table:content-validations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12 Men on the Field</text:p>
          </table:table-cell>
          <table:table-cell office:value-type="string" table:style-name="ce1">
            <text:p>Enforc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Assisting the Runner</text:p>
          </table:table-cell>
          <table:table-cell office:value-type="string" table:style-name="ce1">
            <text:p>Declin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<text:span text:style-name="T1">rd</text:span></text:p>
          </table:table-cell>
          <table:table-cell office:value-type="string" table:style-name="ce1">
            <text:p>Block below the waist</text:p>
          </table:table-cell>
          <table:table-cell office:value-type="string" table:style-name="ce1">
            <text:p>Offset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<text:span text:style-name="T1">th</text:span></text:p>
          </table:table-cell>
          <table:table-cell office:value-type="string" table:style-name="ce1">
            <text:p>Block in the Bac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1</text:p>
          </table:table-cell>
          <table:table-cell office:value-type="string" table:style-name="ce1">
            <text:p>Chop Bloc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2</text:p>
          </table:table-cell>
          <table:table-cell office:value-type="string" table:style-name="ce1">
            <text:p>Clipp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3</text:p>
          </table:table-cell>
          <table:table-cell office:value-type="string" table:style-name="ce1">
            <text:p>Crackbac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T4</text:p>
          </table:table-cell>
          <table:table-cell office:value-type="string" table:style-name="ce1">
            <text:p>Defensive Hold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fensive Offsi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fensive Pass Interfere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lay of Gam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isconcerting Signa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jection for Target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ncroachme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equipment Vviolat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ace Mask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Failure to Wear Required Equipmen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False Star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Helping Runn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Hold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Horsecollar Tackl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Batt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Block in Back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Block in the Back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Block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Contac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Cu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Defen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Fair Catch Sign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Forma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Forward Pas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Helmet Contac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Kick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Mo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Participa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Player Downfield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Procedur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Shif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Snap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Substitu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Touch of Kick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Touch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use of Hand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llegal Wedg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eligible Downfield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eligible Receiver Downfield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tentional Ground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Kick Catch Interferenc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Kickoff out of Bound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Late Hi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Leap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Neutral Zone Infrac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Noncontact Fou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Offensive Hold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Offensive Offsid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Offensive Pass Interferenc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Offside Defen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Pass Interferenc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Personal Fould for Targeteing or Horse Colla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Personal Fou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Player Disqualifica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oughing Hold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oughing the Kick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oughing the Pass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Running into the Kick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Snap Infrac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Sideline Inter?ferenc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Substitution Infractio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Target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Targeting Roughing the Passe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Tripp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Unsportsmanlike Conduct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Unnecessary Roughness</text:p>
          </table:table-cell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  <table:table table:name="WKU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1st</text:p>
          </table:table-cell>
          <table:table-cell office:value-type="string" table:style-name="ce1">
            <text:p>Illegal Participation</text:p>
          </table:table-cell>
          <table:table-cell office:value-type="string" table:style-name="ce1">
            <text:p>Enforced</text:p>
          </table:table-cell>
          <table:table-cell table:style-name="ce1"/>
          <table:table-cell table:style-name="ce3"/>
          <table:table-cell office:value-type="string" table:style-name="ce1">
            <text:p>2nd</text:p>
          </table:table-cell>
          <table:table-cell office:value-type="string" table:style-name="ce1">
            <text:p>False Start</text:p>
          </table:table-cell>
          <table:table-cell office:value-type="string" table:style-name="ce1">
            <text:p>Enforced</text:p>
          </table:table-cell>
          <table:table-cell office:value-type="float" office:value="79" table:style-name="ce1">
            <text:p>79</text:p>
          </table:table-cell>
          <table:table-cell office:value-type="string" table:style-name="ce3">
            <text:p>15: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1st</text:p>
          </table:table-cell>
          <table:table-cell office:value-type="string" table:style-name="ce1">
            <text:p>Pass Interference</text:p>
          </table:table-cell>
          <table:table-cell office:value-type="string" table:style-name="ce1">
            <text:p>Enforced</text:p>
          </table:table-cell>
          <table:table-cell office:value-type="float" office:value="16" table:style-name="ce1">
            <text:p>16</text:p>
          </table:table-cell>
          <table:table-cell table:style-name="ce3"/>
          <table:table-cell office:value-type="string" table:style-name="ce1">
            <text:p>2nd</text:p>
          </table:table-cell>
          <table:table-cell office:value-type="string" table:style-name="ce1">
            <text:p>Defensive Holding</text:p>
          </table:table-cell>
          <table:table-cell office:value-type="string" table:style-name="ce1">
            <text:p>Enforced</text:p>
          </table:table-cell>
          <table:table-cell office:value-type="float" office:value="21" table:style-name="ce1">
            <text:p>21</text:p>
          </table:table-cell>
          <table:table-cell table:style-name="ce3"/>
          <table:table-cell table:number-columns-repeated="16374"/>
        </table:table-row>
        <table:table-row table:style-name="ro2">
          <table:table-cell office:value-type="string" table:style-name="ce1">
            <text:p>1st</text:p>
          </table:table-cell>
          <table:table-cell office:value-type="string" table:style-name="ce1">
            <text:p>Block in the Back</text:p>
          </table:table-cell>
          <table:table-cell office:value-type="string" table:style-name="ce1">
            <text:p>Enforced</text:p>
          </table:table-cell>
          <table:table-cell office:value-type="float" office:value="12" table:style-name="ce1">
            <text:p>12</text:p>
          </table:table-cell>
          <table:table-cell table:style-name="ce3"/>
          <table:table-cell office:value-type="string" table:style-name="ce1">
            <text:p>3rd</text:p>
          </table:table-cell>
          <table:table-cell office:value-type="string" table:style-name="ce1">
            <text:p>Illegal Block in Back</text:p>
          </table:table-cell>
          <table:table-cell office:value-type="string" table:style-name="ce1">
            <text:p>Enforced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11: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1st</text:p>
          </table:table-cell>
          <table:table-cell office:value-type="string" table:style-name="ce1">
            <text:p>False Start</text:p>
          </table:table-cell>
          <table:table-cell office:value-type="string" table:style-name="ce1">
            <text:p>Enforced</text:p>
          </table:table-cell>
          <table:table-cell office:value-type="float" office:value="52" table:style-name="ce1">
            <text:p>52</text:p>
          </table:table-cell>
          <table:table-cell table:style-name="ce3"/>
          <table:table-cell office:value-type="string" table:style-name="ce1">
            <text:p>4th</text:p>
          </table:table-cell>
          <table:table-cell office:value-type="string" table:style-name="ce1">
            <text:p>Defensive Holding</text:p>
          </table:table-cell>
          <table:table-cell office:value-type="string" table:style-name="ce1">
            <text:p>Declined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11: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1st</text:p>
          </table:table-cell>
          <table:table-cell office:value-type="string" table:style-name="ce1">
            <text:p>Holding</text:p>
          </table:table-cell>
          <table:table-cell office:value-type="string" table:style-name="ce1">
            <text:p>Enforced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3:15</text:p>
          </table:table-cell>
          <table:table-cell office:value-type="string" table:style-name="ce1">
            <text:p>4th</text:p>
          </table:table-cell>
          <table:table-cell office:value-type="string" table:style-name="ce1">
            <text:p>Roughing the Passer</text:p>
          </table:table-cell>
          <table:table-cell office:value-type="string" table:style-name="ce1">
            <text:p>Enforced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1: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2nd</text:p>
          </table:table-cell>
          <table:table-cell office:value-type="string" table:style-name="ce1">
            <text:p>Holding</text:p>
          </table:table-cell>
          <table:table-cell office:value-type="string" table:style-name="ce1">
            <text:p>Enforced</text:p>
          </table:table-cell>
          <table:table-cell office:value-type="float" office:value="77" table:style-name="ce1">
            <text:p>77</text:p>
          </table:table-cell>
          <table:table-cell office:value-type="string" table:style-name="ce3">
            <text:p>13:32</text:p>
          </table:table-cell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1">
            <text:p>3rd</text:p>
          </table:table-cell>
          <table:table-cell office:value-type="string" table:style-name="ce1">
            <text:p>Delay of Game</text:p>
          </table:table-cell>
          <table:table-cell office:value-type="string" table:style-name="ce1">
            <text:p>Enforced</text:p>
          </table:table-cell>
          <table:table-cell table:style-name="ce1"/>
          <table:table-cell office:value-type="string" table:style-name="ce3">
            <text:p>13:20</text:p>
          </table:table-cell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USF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Late Hi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3:38</text:p>
          </table:table-cell>
          <table:table-cell table:style-name="ce3"/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False Star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1:33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6:11</text:p>
          </table:table-cell>
          <table:table-cell office:value-type="string" table:style-name="ce3">
            <text:p>56</text:p>
          </table:table-cell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9:07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False Star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3:26</text:p>
          </table:table-cell>
          <table:table-cell office:value-type="string" table:style-name="ce3">
            <text:p>52</text:p>
          </table:table-cell>
          <table:table-cell office:value-type="string" table:content-validation-name="val1" table:style-name="ce1">
            <text:p>1st</text:p>
          </table:table-cell>
          <table:table-cell office:value-type="string" table:style-name="ce1">
            <text:p>Pass Interference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8:41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4:53</text:p>
          </table:table-cell>
          <table:table-cell office:value-type="string" table:style-name="ce3">
            <text:p>56</text:p>
          </table:table-cell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Pass Interference</text:p>
          </table:table-cell>
          <table:table-cell office:value-type="string" table:content-validation-name="val2" table:style-name="ce1">
            <text:p>Offsetting</text:p>
          </table:table-cell>
          <table:table-cell office:value-type="string" table:style-name="ce3">
            <text:p>9:03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4:02</text:p>
          </table:table-cell>
          <table:table-cell office:value-type="string" table:style-name="ce3">
            <text:p>55</text:p>
          </table:table-cell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Pass Interference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5:28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Intentional Groun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:36</text:p>
          </table:table-cell>
          <table:table-cell office:value-type="string" table:style-name="ce3">
            <text:p>4</text:p>
          </table:table-cell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False Star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0:3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Offsetting</text:p>
          </table:table-cell>
          <table:table-cell office:value-type="string" table:style-name="ce3">
            <text:p>9:03</text:p>
          </table:table-cell>
          <table:table-cell table:style-name="ce3"/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Delay of Game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0:29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False Star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5:48</text:p>
          </table:table-cell>
          <table:table-cell office:value-type="string" table:style-name="ce3">
            <text:p>56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Illegal Formation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1:29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2n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2:15</text:p>
          </table:table-cell>
          <table:table-cell office:value-type="string" table:style-name="ce3">
            <text:p>75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False Start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9:35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Face Mask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12:42</text:p>
          </table:table-cell>
          <table:table-cell office:value-type="string" table:style-name="ce3">
            <text:p>11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5:3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Block in the Back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3:07</text:p>
          </table:table-cell>
          <table:table-cell office:value-type="string" table:style-name="ce3">
            <text:p>52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Declined</text:p>
          </table:table-cell>
          <table:table-cell office:value-type="string" table:style-name="ce3">
            <text:p>4:26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2:32</text:p>
          </table:table-cell>
          <table:table-cell office:value-type="string" table:style-name="ce3">
            <text:p>75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Offensive Offside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3:30</text:p>
          </table:table-cell>
          <table:table-cell table:number-columns-repeated="16375" table:style-name="ce1"/>
        </table:table-row>
        <table:table-row table:style-name="ro2">
          <table:table-cell office:value-type="string" table:content-validation-name="val1" table:style-name="ce1">
            <text:p>4th</text:p>
          </table:table-cell>
          <table:table-cell office:value-type="string" table:style-name="ce1">
            <text:p>Target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9:08</text:p>
          </table:table-cell>
          <table:table-cell office:value-type="string" table:style-name="ce3">
            <text:p>15</text:p>
          </table:table-cell>
          <table:table-cell office:value-type="string" table:content-validation-name="val1" table:style-name="ce1">
            <text:p>3rd</text:p>
          </table:table-cell>
          <table:table-cell office:value-type="string" table:style-name="ce1">
            <text:p>Roughing the Passer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2:4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content-validation-name="val1" table:style-name="ce1">
            <text:p>4th</text:p>
          </table:table-cell>
          <table:table-cell office:value-type="string" table:style-name="ce1">
            <text:p>Defensive Holding</text:p>
          </table:table-cell>
          <table:table-cell office:value-type="string" table:content-validation-name="val2" table:style-name="ce1">
            <text:p>Enforced</text:p>
          </table:table-cell>
          <table:table-cell office:value-type="string" table:style-name="ce3">
            <text:p>4:48</text:p>
          </table:table-cell>
          <table:table-cell office:value-type="string" table:style-name="ce3">
            <text:p>1</text:p>
          </table:table-cell>
          <table:table-cell table:content-validation-name="val1" table:style-name="ce1"/>
          <table:table-cell table:style-name="ce1"/>
          <table:table-cell table:content-validation-name="val2" table:style-name="ce1"/>
          <table:table-cell table:style-name="ce3"/>
          <table:table-cell table:number-columns-repeated="16375" table:style-name="ce1"/>
        </table:table-row>
        <table:table-row table:number-rows-repeated="4" table:style-name="ro3">
          <table:table-cell table:content-validation-name="val1" table:style-name="ce1"/>
          <table:table-cell/>
          <table:table-cell table:content-validation-name="val2" table:style-name="ce1"/>
          <table:table-cell table:number-columns-repeated="2"/>
          <table:table-cell table:content-validation-name="val1" table:style-name="ce1"/>
          <table:table-cell/>
          <table:table-cell table:content-validation-name="val2" table:style-name="ce1"/>
          <table:table-cell table:number-columns-repeated="16376"/>
        </table:table-row>
        <table:table-row table:style-name="ro3">
          <table:table-cell table:content-validation-name="val1" table:style-name="ce1"/>
          <table:table-cell/>
          <table:table-cell table:content-validation-name="val2" table:style-name="ce1"/>
          <table:table-cell table:number-columns-repeated="2"/>
          <table:table-cell table:content-validation-name="val1" table:style-name="ce1"/>
          <table:table-cell table:number-columns-repeated="16378"/>
        </table:table-row>
        <table:table-row table:number-rows-repeated="9" table:style-name="ro3">
          <table:table-cell table:content-validation-name="val1" table:style-name="ce1"/>
          <table:table-cell table:number-columns-repeated="4"/>
          <table:table-cell table:content-validation-name="val1" table:style-name="ce1"/>
          <table:table-cell table:number-columns-repeated="16378"/>
        </table:table-row>
        <table:table-row table:number-rows-repeated="1048546" table:style-name="ro3">
          <table:table-cell table:number-columns-repeated="16384"/>
        </table:table-row>
      </table:table>
      <table:table table:name="Wisky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style-name="ro3">
          <table:table-cell office:value-type="string" table:content-validation-name="val3" table:style-name="ce1">
            <text:p>1st</text:p>
          </table:table-cell>
          <table:table-cell office:value-type="string" table:content-validation-name="val4" table:style-name="ce1">
            <text:p>Defensive Holding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style-name="ce3">
            <text:p>11:01</text:p>
          </table:table-cell>
          <table:table-cell office:value-type="string" table:style-name="ce3">
            <text:p>1</text:p>
          </table:table-cell>
          <table:table-cell office:value-type="string" table:content-validation-name="val3" table:style-name="ce1">
            <text:p>2nd</text:p>
          </table:table-cell>
          <table:table-cell office:value-type="string" table:content-validation-name="val4" table:style-name="ce1">
            <text:p>Offside Defense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style-name="ce3">
            <text:p>9:50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3">
          <table:table-cell office:value-type="string" table:content-validation-name="val3" table:style-name="ce1">
            <text:p>2nd</text:p>
          </table:table-cell>
          <table:table-cell office:value-type="string" table:content-validation-name="val4" table:style-name="ce1">
            <text:p>False Start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style-name="ce3">
            <text:p>14:40</text:p>
          </table:table-cell>
          <table:table-cell office:value-type="string" table:style-name="ce3">
            <text:p>77</text:p>
          </table:table-cell>
          <table:table-cell office:value-type="string" table:content-validation-name="val3" table:style-name="ce1">
            <text:p>3rd</text:p>
          </table:table-cell>
          <table:table-cell office:value-type="string" table:content-validation-name="val4" table:style-name="ce1">
            <text:p>Holding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style-name="ce3">
            <text:p>9:45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3">
          <table:table-cell office:value-type="string" table:content-validation-name="val3" table:style-name="ce1">
            <text:p>2nd</text:p>
          </table:table-cell>
          <table:table-cell office:value-type="string" table:content-validation-name="val4" table:style-name="ce1">
            <text:p>Offside Defense</text:p>
          </table:table-cell>
          <table:table-cell office:value-type="string" table:content-validation-name="val5" table:style-name="ce1">
            <text:p>Declined</text:p>
          </table:table-cell>
          <table:table-cell office:value-type="string" table:content-validation-name="val6" table:style-name="ce3">
            <text:p>3:11</text:p>
          </table:table-cell>
          <table:table-cell office:value-type="string" table:content-validation-name="val6" table:style-name="ce3">
            <text:p>50</text:p>
          </table:table-cell>
          <table:table-cell office:value-type="string" table:content-validation-name="val3" table:style-name="ce1">
            <text:p>3rd</text:p>
          </table:table-cell>
          <table:table-cell office:value-type="string" table:content-validation-name="val4" table:style-name="ce1">
            <text:p>False Start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style-name="ce3">
            <text:p>2:33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3">
          <table:table-cell office:value-type="string" table:content-validation-name="val3" table:style-name="ce1">
            <text:p>2nd</text:p>
          </table:table-cell>
          <table:table-cell office:value-type="string" table:content-validation-name="val4" table:style-name="ce1">
            <text:p>Pass Interference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content-validation-name="val6" table:style-name="ce3">
            <text:p>3:11</text:p>
          </table:table-cell>
          <table:table-cell office:value-type="string" table:content-validation-name="val6" table:style-name="ce3">
            <text:p>2</text:p>
          </table:table-cell>
          <table:table-cell table:content-validation-name="val3" table:style-name="ce1"/>
          <table:table-cell table:content-validation-name="val4" table:style-name="ce1"/>
          <table:table-cell table:content-validation-name="val5" table:style-name="ce1"/>
          <table:table-cell table:style-name="ce3"/>
          <table:table-cell table:number-columns-repeated="16375" table:style-name="ce1"/>
        </table:table-row>
        <table:table-row table:style-name="ro3">
          <table:table-cell office:value-type="string" table:content-validation-name="val3" table:style-name="ce1">
            <text:p>4th</text:p>
          </table:table-cell>
          <table:table-cell office:value-type="string" table:content-validation-name="val4" table:style-name="ce1">
            <text:p>False Start</text:p>
          </table:table-cell>
          <table:table-cell office:value-type="string" table:content-validation-name="val5" table:style-name="ce1">
            <text:p>Enforced</text:p>
          </table:table-cell>
          <table:table-cell office:value-type="string" table:content-validation-name="val6" table:style-name="ce3">
            <text:p>12:41</text:p>
          </table:table-cell>
          <table:table-cell office:value-type="string" table:content-validation-name="val6" table:style-name="ce3">
            <text:p>52</text:p>
          </table:table-cell>
          <table:table-cell table:content-validation-name="val3" table:style-name="ce1"/>
          <table:table-cell table:content-validation-name="val4" table:style-name="ce1"/>
          <table:table-cell table:content-validation-name="val5" table:style-name="ce1"/>
          <table:table-cell table:style-name="ce3"/>
          <table:table-cell table:number-columns-repeated="16375" table:style-name="ce1"/>
        </table:table-row>
        <table:table-row table:number-rows-repeated="13" table:style-name="ro3">
          <table:table-cell table:content-validation-name="val3" table:style-name="ce1"/>
          <table:table-cell table:content-validation-name="val4" table:style-name="ce1"/>
          <table:table-cell table:content-validation-name="val5" table:style-name="ce1"/>
          <table:table-cell table:content-validation-name="val6" table:style-name="ce3"/>
          <table:table-cell table:content-validation-name="val6" table:style-name="ce3"/>
          <table:table-cell table:content-validation-name="val3" table:style-name="ce1"/>
          <table:table-cell table:content-validation-name="val4" table:style-name="ce1"/>
          <table:table-cell table:content-validation-name="val5" table:style-name="ce1"/>
          <table:table-cell table:number-columns-repeated="16376"/>
        </table:table-row>
        <table:table-row table:style-name="ro3">
          <table:table-cell table:content-validation-name="val3" table:style-name="ce1"/>
          <table:table-cell table:content-validation-name="val4" table:style-name="ce1"/>
          <table:table-cell table:content-validation-name="val5" table:style-name="ce1"/>
          <table:table-cell table:content-validation-name="val6" table:style-name="ce3"/>
          <table:table-cell table:content-validation-name="val6" table:style-name="ce3"/>
          <table:table-cell table:content-validation-name="val3" table:style-name="ce1"/>
          <table:table-cell table:content-validation-name="val4" table:style-name="ce1"/>
          <table:table-cell table:number-columns-repeated="16377"/>
        </table:table-row>
        <table:table-row table:number-rows-repeated="9" table:style-name="ro3">
          <table:table-cell table:content-validation-name="val3" table:style-name="ce1"/>
          <table:table-cell table:content-validation-name="val4" table:style-name="ce1"/>
          <table:table-cell/>
          <table:table-cell table:content-validation-name="val6" table:style-name="ce3"/>
          <table:table-cell table:content-validation-name="val6" table:style-name="ce3"/>
          <table:table-cell table:content-validation-name="val3" table:style-name="ce1"/>
          <table:table-cell table:content-validation-name="val4" table:style-name="ce1"/>
          <table:table-cell table:number-columns-repeated="16377"/>
        </table:table-row>
        <table:table-row table:number-rows-repeated="1048546" table:style-name="ro3">
          <table:table-cell table:number-columns-repeated="16384"/>
        </table:table-row>
      </table:table>
      <table:table table:name="UGA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10" table:style-name="ro2">
          <table:table-cell table:number-columns-repeated="16384"/>
        </table:table-row>
        <table:table-row table:number-rows-repeated="4" table:style-name="ro2">
          <table:table-cell table:content-validation-name="val7" table:style-name="ce1"/>
          <table:table-cell table:content-validation-name="val8" table:style-name="ce1"/>
          <table:table-cell table:content-validation-name="val9" table:style-name="ce1"/>
          <table:table-cell table:content-validation-name="val10" table:style-name="ce3"/>
          <table:table-cell table:content-validation-name="val10" table:style-name="ce3"/>
          <table:table-cell table:content-validation-name="val7" table:style-name="ce1"/>
          <table:table-cell table:content-validation-name="val8" table:style-name="ce1"/>
          <table:table-cell table:content-validation-name="val9" table:style-name="ce1"/>
          <table:table-cell table:style-name="ce3"/>
          <table:table-cell table:number-columns-repeated="16375" table:style-name="ce1"/>
        </table:table-row>
        <table:table-row table:number-rows-repeated="4" table:style-name="ro2">
          <table:table-cell table:content-validation-name="val7" table:style-name="ce1"/>
          <table:table-cell table:content-validation-name="val8" table:style-name="ce1"/>
          <table:table-cell table:content-validation-name="val9" table:style-name="ce1"/>
          <table:table-cell table:content-validation-name="val10" table:style-name="ce3"/>
          <table:table-cell table:content-validation-name="val10" table:style-name="ce3"/>
          <table:table-cell table:content-validation-name="val7" table:style-name="ce1"/>
          <table:table-cell table:content-validation-name="val8" table:style-name="ce1"/>
          <table:table-cell table:content-validation-name="val9" table:style-name="ce1"/>
          <table:table-cell table:style-name="ce3"/>
          <table:table-cell table:number-columns-repeated="16375"/>
        </table:table-row>
        <table:table-row table:style-name="ro2">
          <table:table-cell table:content-validation-name="val7" table:style-name="ce1"/>
          <table:table-cell table:content-validation-name="val8" table:style-name="ce1"/>
          <table:table-cell table:content-validation-name="val9" table:style-name="ce1"/>
          <table:table-cell table:content-validation-name="val10" table:style-name="ce3"/>
          <table:table-cell table:content-validation-name="val10" table:style-name="ce3"/>
          <table:table-cell table:content-validation-name="val7" table:style-name="ce1"/>
          <table:table-cell table:content-validation-name="val8" table:style-name="ce1"/>
          <table:table-cell table:style-name="ce1"/>
          <table:table-cell table:style-name="ce3"/>
          <table:table-cell table:number-columns-repeated="16375"/>
        </table:table-row>
        <table:table-row table:number-rows-repeated="9" table:style-name="ro2">
          <table:table-cell table:content-validation-name="val7" table:style-name="ce1"/>
          <table:table-cell table:content-validation-name="val8" table:style-name="ce1"/>
          <table:table-cell/>
          <table:table-cell table:content-validation-name="val10" table:style-name="ce3"/>
          <table:table-cell table:content-validation-name="val10" table:style-name="ce3"/>
          <table:table-cell table:content-validation-name="val7" table:style-name="ce1"/>
          <table:table-cell table:content-validation-name="val8" table:style-name="ce1"/>
          <table:table-cell table:style-name="ce1"/>
          <table:table-cell table:style-name="ce3"/>
          <table:table-cell table:number-columns-repeated="16375"/>
        </table:table-row>
        <table:table-row table:number-rows-repeated="1048546" table:style-name="ro2">
          <table:table-cell table:number-columns-repeated="16384"/>
        </table:table-row>
      </table:table>
      <table:table table:name="Vandy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6" table:style-name="ro2">
          <table:table-cell table:number-columns-repeated="16384"/>
        </table:table-row>
        <table:table-row table:number-rows-repeated="22" table:style-name="ro2">
          <table:table-cell table:content-validation-name="val11" table:style-name="ce1"/>
          <table:table-cell table:content-validation-name="val13" table:style-name="ce1"/>
          <table:table-cell table:content-validation-name="val12" table:style-name="ce1"/>
          <table:table-cell table:content-validation-name="val14" table:style-name="ce3"/>
          <table:table-cell table:content-validation-name="val14" table:style-name="ce3"/>
          <table:table-cell table:content-validation-name="val11" table:style-name="ce1"/>
          <table:table-cell table:content-validation-name="val13" table:style-name="ce1"/>
          <table:table-cell table:content-validation-name="val12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USCe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15" table:style-name="ro2">
          <table:table-cell table:number-columns-repeated="16384"/>
        </table:table-row>
        <table:table-row table:number-rows-repeated="13" table:style-name="ro2">
          <table:table-cell table:content-validation-name="val15" table:style-name="ce1"/>
          <table:table-cell table:content-validation-name="val17" table:style-name="ce1"/>
          <table:table-cell table:content-validation-name="val16" table:style-name="ce1"/>
          <table:table-cell table:content-validation-name="val18" table:style-name="ce3"/>
          <table:table-cell table:content-validation-name="val18" table:style-name="ce3"/>
          <table:table-cell table:content-validation-name="val15" table:style-name="ce1"/>
          <table:table-cell table:content-validation-name="val17" table:style-name="ce1"/>
          <table:table-cell table:content-validation-name="val16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bUTt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19" table:style-name="ce1"/>
          <table:table-cell table:content-validation-name="val20" table:style-name="ce1"/>
          <table:table-cell table:content-validation-name="val21" table:style-name="ce1"/>
          <table:table-cell table:number-columns-repeated="2" table:style-name="ce3"/>
          <table:table-cell table:content-validation-name="val19" table:style-name="ce1"/>
          <table:table-cell table:content-validation-name="val20" table:style-name="ce1"/>
          <table:table-cell table:content-validation-name="val21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19" table:style-name="ce1"/>
          <table:table-cell table:content-validation-name="val20" table:style-name="ce1"/>
          <table:table-cell table:content-validation-name="val21" table:style-name="ce1"/>
          <table:table-cell table:content-validation-name="val22" table:style-name="ce3"/>
          <table:table-cell table:content-validation-name="val22" table:style-name="ce3"/>
          <table:table-cell table:content-validation-name="val19" table:style-name="ce1"/>
          <table:table-cell table:content-validation-name="val20" table:style-name="ce1"/>
          <table:table-cell table:content-validation-name="val21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Mizz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23" table:style-name="ce1"/>
          <table:table-cell table:content-validation-name="val24" table:style-name="ce1"/>
          <table:table-cell table:content-validation-name="val25" table:style-name="ce1"/>
          <table:table-cell table:number-columns-repeated="2" table:style-name="ce3"/>
          <table:table-cell table:content-validation-name="val23" table:style-name="ce1"/>
          <table:table-cell table:content-validation-name="val24" table:style-name="ce1"/>
          <table:table-cell table:content-validation-name="val25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23" table:style-name="ce1"/>
          <table:table-cell table:content-validation-name="val24" table:style-name="ce1"/>
          <table:table-cell table:content-validation-name="val25" table:style-name="ce1"/>
          <table:table-cell table:content-validation-name="val26" table:style-name="ce3"/>
          <table:table-cell table:content-validation-name="val26" table:style-name="ce3"/>
          <table:table-cell table:content-validation-name="val23" table:style-name="ce1"/>
          <table:table-cell table:content-validation-name="val24" table:style-name="ce1"/>
          <table:table-cell table:content-validation-name="val25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LSwho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27" table:style-name="ce1"/>
          <table:table-cell table:content-validation-name="val28" table:style-name="ce1"/>
          <table:table-cell table:content-validation-name="val29" table:style-name="ce1"/>
          <table:table-cell table:number-columns-repeated="2" table:style-name="ce3"/>
          <table:table-cell table:content-validation-name="val27" table:style-name="ce1"/>
          <table:table-cell table:content-validation-name="val28" table:style-name="ce1"/>
          <table:table-cell table:content-validation-name="val29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27" table:style-name="ce1"/>
          <table:table-cell table:content-validation-name="val28" table:style-name="ce1"/>
          <table:table-cell table:content-validation-name="val29" table:style-name="ce1"/>
          <table:table-cell table:content-validation-name="val30" table:style-name="ce3"/>
          <table:table-cell table:content-validation-name="val30" table:style-name="ce3"/>
          <table:table-cell table:content-validation-name="val27" table:style-name="ce1"/>
          <table:table-cell table:content-validation-name="val28" table:style-name="ce1"/>
          <table:table-cell table:content-validation-name="val29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Merc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4" table:default-cell-style-name="ce1"/>
        <table:table-column table:style-name="co3" table:number-columns-repeated="16373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 table:style-name="ce1"/>
        </table:table-row>
        <table:table-row table:number-rows-repeated="2"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 table:style-name="ce1"/>
        </table:table-row>
        <table:table-row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style-name="ce5"/>
          <table:table-cell table:number-columns-repeated="16373"/>
        </table:table-row>
        <table:table-row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 table:style-name="ce1"/>
        </table:table-row>
        <table:table-row table:number-rows-repeated="3"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content-validation-name="val34"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 table:style-name="ce1"/>
        </table:table-row>
        <table:table-row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 table:style-name="ce1"/>
        </table:table-row>
        <table:table-row table:number-rows-repeated="6"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content-validation-name="val34"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 table:style-name="ce1"/>
        </table:table-row>
        <table:table-row table:number-rows-repeated="14" table:style-name="ro2"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content-validation-name="val34" table:style-name="ce3"/>
          <table:table-cell table:content-validation-name="val34" table:style-name="ce3"/>
          <table:table-cell table:content-validation-name="val31" table:style-name="ce1"/>
          <table:table-cell table:content-validation-name="val32" table:style-name="ce1"/>
          <table:table-cell table:content-validation-name="val33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OK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35" table:style-name="ce1"/>
          <table:table-cell table:content-validation-name="val36" table:style-name="ce1"/>
          <table:table-cell table:content-validation-name="val37" table:style-name="ce1"/>
          <table:table-cell table:number-columns-repeated="2" table:style-name="ce3"/>
          <table:table-cell table:content-validation-name="val35" table:style-name="ce1"/>
          <table:table-cell table:content-validation-name="val36" table:style-name="ce1"/>
          <table:table-cell table:content-validation-name="val37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35" table:style-name="ce1"/>
          <table:table-cell table:content-validation-name="val36" table:style-name="ce1"/>
          <table:table-cell table:content-validation-name="val37" table:style-name="ce1"/>
          <table:table-cell table:content-validation-name="val38" table:style-name="ce3"/>
          <table:table-cell table:content-validation-name="val38" table:style-name="ce3"/>
          <table:table-cell table:content-validation-name="val35" table:style-name="ce1"/>
          <table:table-cell table:content-validation-name="val36" table:style-name="ce1"/>
          <table:table-cell table:content-validation-name="val37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Bar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39" table:style-name="ce1"/>
          <table:table-cell table:content-validation-name="val40" table:style-name="ce1"/>
          <table:table-cell table:content-validation-name="val41" table:style-name="ce1"/>
          <table:table-cell table:number-columns-repeated="2" table:style-name="ce3"/>
          <table:table-cell table:content-validation-name="val39" table:style-name="ce1"/>
          <table:table-cell table:content-validation-name="val40" table:style-name="ce1"/>
          <table:table-cell table:content-validation-name="val41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39" table:style-name="ce1"/>
          <table:table-cell table:content-validation-name="val40" table:style-name="ce1"/>
          <table:table-cell table:content-validation-name="val41" table:style-name="ce1"/>
          <table:table-cell table:content-validation-name="val42" table:style-name="ce3"/>
          <table:table-cell table:content-validation-name="val42" table:style-name="ce3"/>
          <table:table-cell table:content-validation-name="val39" table:style-name="ce1"/>
          <table:table-cell table:content-validation-name="val40" table:style-name="ce1"/>
          <table:table-cell table:content-validation-name="val41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SECCG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43" table:style-name="ce1"/>
          <table:table-cell table:content-validation-name="val44" table:style-name="ce1"/>
          <table:table-cell table:content-validation-name="val45" table:style-name="ce1"/>
          <table:table-cell table:number-columns-repeated="2" table:style-name="ce3"/>
          <table:table-cell table:content-validation-name="val43" table:style-name="ce1"/>
          <table:table-cell table:content-validation-name="val44" table:style-name="ce1"/>
          <table:table-cell table:content-validation-name="val45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43" table:style-name="ce1"/>
          <table:table-cell table:content-validation-name="val44" table:style-name="ce1"/>
          <table:table-cell table:content-validation-name="val45" table:style-name="ce1"/>
          <table:table-cell table:content-validation-name="val46" table:style-name="ce3"/>
          <table:table-cell table:content-validation-name="val46" table:style-name="ce3"/>
          <table:table-cell table:content-validation-name="val43" table:style-name="ce1"/>
          <table:table-cell table:content-validation-name="val44" table:style-name="ce1"/>
          <table:table-cell table:content-validation-name="val45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Playoff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" table:number-columns-repeated="16374" table:default-cell-style-name="ce1"/>
        <table:table-row table:style-name="ro2">
          <table:table-cell office:value-type="string" table:number-columns-spanned="3" table:number-rows-spanned="1" table:style-name="ce4">
            <text:p>Alabama</text:p>
          </table:table-cell>
          <table:covered-table-cell table:number-columns-repeated="2"/>
          <table:table-cell table:number-columns-repeated="2" table:style-name="ce3"/>
          <table:table-cell office:value-type="string" table:number-columns-spanned="3" table:number-rows-spanned="1" table:style-name="ce4">
            <text:p>Other</text:p>
          </table:table-cell>
          <table:covered-table-cell table:number-columns-repeated="2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3">
            <text:p>Notes:</text:p>
          </table:table-cell>
          <table:table-cell office:value-type="string" table:style-name="ce2">
            <text:p>Quarter</text:p>
          </table:table-cell>
          <table:table-cell office:value-type="string" table:style-name="ce1">
            <text:p>Penalty</text:p>
          </table:table-cell>
          <table:table-cell office:value-type="string" table:style-name="ce1">
            <text:p>Status</text:p>
          </table:table-cell>
          <table:table-cell office:value-type="string" table:style-name="ce3">
            <text:p>Time:</text:p>
          </table:table-cell>
          <table:table-cell office:value-type="string" table:style-name="ce1">
            <text:p>Notes:</text:p>
          </table:table-cell>
          <table:table-cell table:number-columns-repeated="16374"/>
        </table:table-row>
        <table:table-row table:number-rows-repeated="2" table:style-name="ro2">
          <table:table-cell table:content-validation-name="val47" table:style-name="ce1"/>
          <table:table-cell table:content-validation-name="val48" table:style-name="ce1"/>
          <table:table-cell table:content-validation-name="val49" table:style-name="ce1"/>
          <table:table-cell table:number-columns-repeated="2" table:style-name="ce3"/>
          <table:table-cell table:content-validation-name="val47" table:style-name="ce1"/>
          <table:table-cell table:content-validation-name="val48" table:style-name="ce1"/>
          <table:table-cell table:content-validation-name="val49" table:style-name="ce1"/>
          <table:table-cell table:number-columns-repeated="2" table:style-name="ce3"/>
          <table:table-cell table:number-columns-repeated="16374"/>
        </table:table-row>
        <table:table-row table:number-rows-repeated="26" table:style-name="ro2">
          <table:table-cell table:content-validation-name="val47" table:style-name="ce1"/>
          <table:table-cell table:content-validation-name="val48" table:style-name="ce1"/>
          <table:table-cell table:content-validation-name="val49" table:style-name="ce1"/>
          <table:table-cell table:content-validation-name="val50" table:style-name="ce3"/>
          <table:table-cell table:content-validation-name="val50" table:style-name="ce3"/>
          <table:table-cell table:content-validation-name="val47" table:style-name="ce1"/>
          <table:table-cell table:content-validation-name="val48" table:style-name="ce1"/>
          <table:table-cell table:content-validation-name="val49" table:style-name="ce1"/>
          <table:table-cell table:number-columns-repeated="2" table:style-name="ce3"/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Daniel Smith</dc:creator>
    <meta:creation-date>2022-09-24T17:32:13Z</meta:creation-date>
    <dc:date>2024-09-14T19:22:22Z</dc:date>
    <meta:editing-cycles>253</meta:editing-cycles>
    <meta:editing-duration>PT260615S</meta:editing-duration>
  </office:meta>
</office:document-meta>
</file>